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seUtils.newString( byte b [ ] , int offset , int length , String enc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x.hexValueOf( int c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rseUtils.parseQueryString( String str , Map res , String encodin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Hex.H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rseUtils.unescape( String str , String encodin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ParseUtils.is8BitUnicodeSubset( String enc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rseUtils.getString( byte b [ ] , int offset , int length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x.isHexChar( int c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